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4pt" officeooo:paragraph-rsid="00089108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tahoma" fo:font-size="8.25pt" fo:letter-spacing="normal" fo:font-style="normal" fo:font-weight="normal" officeooo:paragraph-rsid="00089108" style:font-size-asian="12.25pt" style:font-size-complex="14pt"/>
    </style:style>
    <style:style style:name="P3" style:family="paragraph" style:parent-style-name="Standard" style:list-style-name="L1">
      <style:paragraph-properties fo:margin-left="0cm" fo:margin-right="0cm" fo:line-height="150%" fo:text-indent="0cm" style:auto-text-indent="false"/>
      <style:text-properties officeooo:paragraph-rsid="00089108"/>
    </style:style>
    <style:style style:name="P4" style:family="paragraph" style:parent-style-name="Standard" style:list-style-name="L2">
      <style:paragraph-properties fo:margin-left="0cm" fo:margin-right="0cm" fo:line-height="150%" fo:text-indent="0cm" style:auto-text-indent="false"/>
      <style:text-properties fo:font-size="14pt" officeooo:paragraph-rsid="00089108" style:font-size-asian="12.25pt" style:font-size-complex="14pt"/>
    </style:style>
    <style:style style:name="P5" style:family="paragraph" style:parent-style-name="Standard" style:list-style-name="L1">
      <style:paragraph-properties fo:margin-left="0cm" fo:margin-right="0cm" fo:line-height="150%" fo:text-indent="0cm" style:auto-text-indent="false"/>
      <style:text-properties fo:font-variant="normal" fo:text-transform="none" fo:color="#000000" style:font-name="DejaVu Sans" fo:font-size="13pt" fo:letter-spacing="normal" fo:font-style="normal" fo:font-weight="normal" officeooo:paragraph-rsid="00089108" style:font-size-asian="13pt" style:font-size-complex="13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DejaVu Sans" fo:font-size="13pt" fo:letter-spacing="normal" fo:font-style="normal" fo:font-weight="normal" officeooo:paragraph-rsid="00089108" style:font-size-asian="13pt" style:font-size-complex="13pt"/>
    </style:style>
    <style:style style:name="T1" style:family="text">
      <style:text-properties fo:font-variant="normal" fo:text-transform="none" fo:color="#000000" style:font-name="DejaVu Sans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000000" style:font-name="DejaVu Sans" fo:font-size="13pt" fo:letter-spacing="normal" fo:font-style="normal" fo:font-weight="normal" fo:background-color="#66ff66" loext:char-shading-value="0" style:font-size-asian="13pt" style:font-size-complex="13pt"/>
    </style:style>
    <style:style style:name="T3" style:family="text">
      <style:text-properties fo:font-variant="normal" fo:text-transform="none" fo:color="#2b587a" style:text-line-through-style="none" style:text-line-through-type="none" style:font-name="DejaVu Sans" fo:font-size="13pt" fo:letter-spacing="normal" fo:font-style="normal" style:text-underline-style="none" fo:font-weight="normal" style:text-blinking="false" style:font-size-asian="13pt" style:font-size-complex="13pt"/>
    </style:style>
    <style:style style:name="T4" style:family="text">
      <style:text-properties style:font-name="DejaVu Sans" fo:font-size="13pt" style:font-size-asian="13pt" style:font-size-complex="13pt"/>
    </style:style>
    <style:style style:name="T5" style:family="text">
      <style:text-properties style:font-name="DejaVu Sans" fo:font-size="13pt" officeooo:rsid="000ab885" style:font-size-asian="13pt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Иконка в строке браузера - возможно ли поставить наш лого</text:span><text:span text:style-name="T4"><text:line-break/></text:span><text:span text:style-name="T1">2. В ценах добавить стоимость перед кнопкой заказать</text:span><text:span text:style-name="T4"><text:line-break/></text:span><text:span text:style-name="T2">3. В экспресс постановке убрать слово постановка</text:span><text:span text:style-name="T4"><text:line-break/></text:span><text:span text:style-name="T1">4. При открытии формы "заказать звонок" или "заказать" в 3-ей графе, заменить дату звонка на "удобное время для звонка"</text:span><text:span text:style-name="T4"><text:line-break/></text:span><text:span text:style-name="T1">5. Перед дополнительными услугами убрать черную полосу и поднять выше заголовок "дополнительные услуги"</text:span><text:span text:style-name="T4"><text:line-break/></text:span><text:span text:style-name="T1">6. Поменять порядок в схеме работы и добавить цифры перед подписями к картинками:</text:span></text:p>
      <text:list xml:id="list8602309729459034960" text:style-name="L1">
        <text:list-item>
          <text:list>
            <text:list-item>
              <text:list>
                <text:list-item>
                  <text:p text:style-name="P3"><text:span text:style-name="T1">Вы оставляете заявку</text:span><text:span text:style-name="T4"><text:line-break/> <text:tab/></text:span><text:span text:style-name="T1">2. Мы подбираем для Вас стиль танца, музыку и зал</text:span><text:span text:style-name="T4"><text:line-break/><text:tab/></text:span><text:span text:style-name="T1">3. Мы обучаем Вас танцу</text:span><text:span text:style-name="T4"><text:line-break/><text:tab/></text:span><text:span text:style-name="T1">4. Мы предоставляем видеоматериалы с каждого урока</text:span><text:span text:style-name="T4"><text:line-break/><text:tab/></text:span><text:span text:style-name="T1">5. Мы проводим генеральную репетицию (по <text:tab/>возможности на свадебной площадке)</text:span><text:span text:style-name="T4"><text:line-break/><text:tab/></text:span><text:span text:style-name="T1">6. Вы радуете гостей танцем</text:span><text:span text:style-name="T4"><text:line-break/><text:line-break/></text:span><text:span text:style-name="T1">7. Добавить плавающую кнопку "наверх"</text:span><text:span text:style-name="T4"><text:line-break/></text:span><text:span text:style-name="T1">8. Портфолио. Когда видео открывается в новом окне, нет крестика для закрытия, при закрытии видео сайт обновляется и выходит на главную страницу</text:span><text:span text:style-name="T4"><text:line-break/></text:span><text:span text:style-name="T1">9. Отзывы. Расположить в ряд 3 отзыва, картинка-справа текст. Сам раздел отзывы должен быть узеньким по высоте</text:span><text:span text:style-name="T4"><text:line-break/></text:span><text:span text:style-name="T1">10. Подвал: картинку "ваш первый свадебный танец" выравнить по центру относительно высоты подвала, кнопки соц. Сетей чуть чуть увеличить по размеру, увеличит кегаль в адресе почты, добавить кнопку заказать звонок под номером телефона. Подвал должен смотреться гармонично: ширина, высота, длина, центровка. Сейчас все разного размера и поэтому некрасиво.</text:span></text:p>
                  <text:p text:style-name="P5"/>
                </text:list-item>
              </text:list>
            </text:list-item>
          </text:list>
        </text:list-item>
      </text:list>
      <text:p text:style-name="P6"/>
      <text:p text:style-name="P6"/>
      <text:list xml:id="list2434356535576202537" text:style-name="L2">
        <text:list-item>
          <text:p text:style-name="P4"><text:soft-page-break/><text:span text:style-name="T1">Карту спб заменить на схему метро и указать адреса с нашим лого (также как сделано здесь: </text:span><text:a xlink:type="simple" xlink:href="http://vk.com/away.php?to=http%3A%2F%2Fwww.start-master.ru%2Fcgi-bin%2Fshow.pl%3Foption%3Dmarket_metro" office:target-frame-name="_blank" xlink:show="new" text:style-name="Internet_20_link" text:visited-style-name="Visited_20_Internet_20_Link"><text:span text:style-name="T3">http://www.start-master.ru/cgi-bin/show.pl?option=mar..</text:span></text:a><text:span text:style-name="T4"><text:line-break/></text:span><text:span text:style-name="T1">12. Возможно ли вместо картинки на главной вставить видео? Это к тебе нужно будет обращаться или мы сами можем?</text:span><text:span text:style-name="T4"><text:line-break/></text:span><text:span text:style-name="T1">13. Блог: нет кнопки назад к основному сайту необходимо добавить меню основного сайта. Хотелось бы, чтобы носит отображались следующим образом: фото, заголовок, дата, краткое описание, кнопка "подробнее"</text:span><text:span text:style-name="T4"><text:line-break/></text:span><text:span text:style-name="T1">14. Поменять фотографию (прилагаю), фото и текст рядом с ней необходимо выравнять по краям пакетов. Текст должен быть по высоте фото (примерно) :)</text:span><text:span text:style-name="T4"><text:line-break/></text:span><text:span text:style-name="T1">15. Возможно ли в портфолио добавлять описание видео? Мы хотим чтобы при открытии видео снизу было описание видео.</text:span><text:span text:style-name="T4"><text:line-break/></text:span><text:span text:style-name="T1">16. Не работает ссылка "остальные отзывы в контакте", она должна вести сюда: </text:span><text:a xlink:type="simple" xlink:href="https://vk.com/topic-43280520_28683324" office:target-frame-name="_blank" xlink:show="new" text:style-name="Internet_20_link" text:visited-style-name="Visited_20_Internet_20_Link"><text:span text:style-name="T3">https://vk.com/topic-43280520_28683324</text:span></text:a><text:span text:style-name="T4"><text:line-break/></text:span><text:span text:style-name="T1">17. В шапке сайта уменьшить размер номера телефона и сделать кнопку "заказать звонок" и кнопки "соц сетей" примерно одинаковых размеров. И номер телефона и почтовый адрес тоже сделать одинакового размера.</text:span><text:span text:style-name="T4"><text:line-break/></text:span><text:span text:style-name="T1">18. Кнопки соц сетей не работают</text:span><text:span text:style-name="T4"><text:line-break/></text:span><text:span text:style-name="T1">19. При просмотре сайта на айпаде все съехало в левую сторону,возможно ли выравнять сайт? Фото прилагаю.</text:span></text:p>
        </text:list-item>
      </text:list>
      <text:p text:style-name="P6"/>
      <text:p text:style-name="P2"><text:span text:style-name="T5">20. </text:span><text:span text:style-name="T4">Хотелось бы разместить партнеров после раздела музыка в виде карусели с логотипами их компаний, что бы можно было при нажатии на лого перейти на их сайт. Также с возможностью нам менять эти картин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9T16:54:44.011905410</dc:date>
    <meta:editing-duration>PT8H10M38S</meta:editing-duration>
    <meta:editing-cycles>5</meta:editing-cycles>
    <meta:generator>LibreOffice/4.3.7.2$Linux_X86_64 LibreOffice_project/430m0$Build-2</meta:generator>
    <meta:document-statistic meta:table-count="0" meta:image-count="0" meta:object-count="0" meta:page-count="2" meta:paragraph-count="4" meta:word-count="408" meta:character-count="2762" meta:non-whitespace-character-count="2352"/>
  </office:meta>
</office:document-meta>
</file>